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61cc" officeooo:paragraph-rsid="000161cc"/>
    </style:style>
    <style:style style:name="P2" style:family="paragraph" style:parent-style-name="Standard">
      <style:text-properties officeooo:rsid="00036d27" officeooo:paragraph-rsid="00036d27"/>
    </style:style>
    <style:style style:name="P3" style:family="paragraph" style:parent-style-name="Standard">
      <style:text-properties officeooo:rsid="0003c6ab" officeooo:paragraph-rsid="0003c6ab"/>
    </style:style>
    <style:style style:name="P4" style:family="paragraph" style:parent-style-name="Standard">
      <style:text-properties fo:font-weight="bold" officeooo:rsid="0003c6ab" officeooo:paragraph-rsid="0003c6ab" style:font-weight-asian="bold" style:font-weight-complex="bold"/>
    </style:style>
    <style:style style:name="P5" style:family="paragraph" style:parent-style-name="Standard">
      <style:text-properties fo:font-weight="normal" officeooo:rsid="0003c6ab" officeooo:paragraph-rsid="0003c6ab" style:font-weight-asian="normal" style:font-weight-complex="normal"/>
    </style:style>
    <style:style style:name="T1" style:family="text">
      <style:text-properties officeooo:rsid="00036d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ª Questão</text:p>
      <text:p text:style-name="P3"/>
      <text:p text:style-name="P1">#NUMERO_NOTA, #SEQUENCIA_ITEM_NOTA, DATA_EMISSAO, NOME_SR_RESPONSAVEL, ENDERECO, QUANTIDADE, COD_PRODUTO, NOME_PRODUTO, PRECO_UNITARIO</text:p>
      <text:p text:style-name="P1"/>
      <text:p text:style-name="P1">2ª <text:s/>FORMA NORMAL</text:p>
      <text:p text:style-name="P1"/>
      <text:p text:style-name="P1">#NUMERO_NOTA → #SEQUENCIA_ITEM_NOTA, DATA_EMISSAO, NOME_SR_RESPONSAVEL, ENDERECO</text:p>
      <text:p text:style-name="P1"/>
      <text:p text:style-name="P1">#SEQUENCIA_ITEM_NOTA → QUANTIDADE, COD_PRODUTO, NOME_PRODUTO, PRECO_UNITARIO</text:p>
      <text:p text:style-name="P1"/>
      <text:p text:style-name="P1">3ª FORMA NORMAL</text:p>
      <text:p text:style-name="P1"/>
      <text:p text:style-name="P1"><text:s/><text:span text:style-name="T1">#NUMERO_NOTA → #SEQUENCIA_ITEM_NOTA, DATA_EMISSAO</text:span></text:p>
      <text:p text:style-name="P2">#COD_RESPONSAVEL → NOME_SR_RESPONSAVEL, ENDERECO</text:p>
      <text:p text:style-name="P2">#SEQUENCIA_ITEM_NOTA → QUANTIDADE, COD_PRODUTO</text:p>
      <text:p text:style-name="P2">#COD_PRODUTO → NOME_PRODUTO, PRECO_UNITARIOS</text:p>
      <text:p text:style-name="P2"/>
      <text:p text:style-name="P4">2ª Questão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0:07:35.236539682</meta:creation-date>
    <dc:date>2017-10-27T12:45:52.894986840</dc:date>
    <meta:editing-duration>PT1H3M4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47" meta:character-count="529" meta:non-whitespace-character-count="491"/>
  </office:meta>
</office:document-meta>
</file>